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e6e6ff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e6e6ff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e6e6ff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e6e6ff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e6e6ff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e6e6ff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e6e6ff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style:font-name="Courier 10 Pitch"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Text_20_body">
      <style:paragraph-properties fo:margin-top="0in" fo:margin-bottom="0in"/>
      <style:text-properties style:font-name="Courier 10 Pitch" fo:font-size="10pt" fo:font-style="italic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margin-top="0in" fo:margin-bottom="0in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margin-top="0in" fo:margin-bottom="0in"/>
      <style:text-properties style:font-name="Courier 10 Pitch" fo:font-size="10pt" style:font-size-asian="10pt" style:font-size-complex="10pt"/>
    </style:style>
    <style:style style:name="P7" style:family="paragraph" style:parent-style-name="Text_20_body">
      <style:paragraph-properties fo:margin-top="0in" fo:margin-bottom="0in"/>
      <style:text-properties style:font-name="Courier 10 Pitch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MO</text:h>
      <text:p text:style-name="Text_20_body">Esempio applicativo e scenario d'uso del programma port knocker. La procedura nel seguito illustra dettagliatamente i vari passi per la verifica del corretto funzionamento del programma.</text:p>
      <text:h text:style-name="Heading_20_3" text:outline-level="3">1 SITUAZIONE INIZIALE</text:h>
      <text:p text:style-name="Text_20_body">La situazione iniziale si intende il contesto del sistema prima dell'avvio del programma. Nel caso in esempio il sistema non prevede alcuna regola in iptable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$ sudo iptables -L</text:p>
            <text:p text:style-name="P5">Chain INPUT (policy ACCEPT)</text:p>
            <text:p text:style-name="P5">target <text:s text:c="4"/>prot opt source <text:s text:c="14"/>destination <text:s text:c="8"/></text:p>
            <text:p text:style-name="P5"/>
            <text:p text:style-name="P5">Chain FORWARD (policy ACCEPT)</text:p>
            <text:p text:style-name="P5">target <text:s text:c="4"/>prot opt source <text:s text:c="14"/>destination <text:s text:c="8"/></text:p>
            <text:p text:style-name="P5"/>
            <text:p text:style-name="P5">Chain OUTPUT (policy ACCEPT)</text:p>
            <text:p text:style-name="P5">target <text:s text:c="4"/>prot opt source <text:s text:c="14"/>destination <text:s text:c="8"/></text:p>
          </table:table-cell>
        </table:table-row>
      </table:table>
      <text:p text:style-name="P2"/>
      <text:h text:style-name="Heading_20_3" text:outline-level="3">2 ESECUZIONE DEL SERVER</text:h>
      <text:p text:style-name="P1">L'utente avvia il software server. La prima operazione consiste nel chiudere la porta da offuscare (default ssh 22) da tutte le connessioni entranti. E successivamente si mette in ascolto dei pacchetti in transito sulla interfaccia di rete di default (eth0)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$ sudo ./server</text:p>
            <text:p text:style-name="P5">block 22 port for all IP clients</text:p>
            <text:p text:style-name="P5"><text:s/>Start Sniffing... <text:s text:c="3"/></text:p>
          </table:table-cell>
        </table:table-row>
      </table:table>
      <text:p text:style-name="P1">Le regole della catena INPUT di iptables sono cambiate nella seguente situazion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$ sudo iptables -L INPUT</text:p>
            <text:p text:style-name="P2">Chain INPUT (policy ACCEPT)</text:p>
            <text:p text:style-name="P2">target <text:s text:c="4"/>prot opt source <text:s text:c="14"/>destination <text:s text:c="8"/></text:p>
            <text:p text:style-name="P2">DROP <text:s text:c="6"/>tcp <text:s/>-- <text:s/>anywhere <text:s text:c="12"/>default <text:s text:c="13"/>tcp dpt:ssh <text:s text:c="4"/></text:p>
          </table:table-cell>
        </table:table-row>
      </table:table>
      <text:p text:style-name="P2"/>
      <text:h text:style-name="Heading_20_3" text:outline-level="3">3 APERTURA DELLA PORTA</text:h>
      <text:p text:style-name="P1">Per effettuare i tentativi di connessione, knock, usiamo il software client che consiste in un piccolo strumento per effettuare una sequenza di knock verso uno specifico ip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$ ./client </text:p>
            <text:p text:style-name="P5">Usage: ./client &lt;host&gt; &lt;port1&gt; &lt;port2&gt; ecc..</text:p>
            <text:p text:style-name="P5"/>
            <text:p text:style-name="P5">Example: ./client your.host.com 1000 2000 3000</text:p>
          </table:table-cell>
        </table:table-row>
      </table:table>
      <text:p text:style-name="P1">In questo modo è possibile inviare una combinazione di knock da far riconoscere al server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$ ./client 192.168.1.104 1000 2000 3000</text:p>
            <text:p text:style-name="P5">Knock knock 192.168.1.104 ...</text:p>
            <text:p text:style-name="P5">Knocking on: 1000</text:p>
            <text:p text:style-name="P5">Knocking on: 2000</text:p>
            <text:p text:style-name="P5">Knocking on: 3000</text:p>
            <text:p text:style-name="P5"/>
            <text:p text:style-name="P5">Knock sent!</text:p>
          </table:table-cell>
        </table:table-row>
      </table:table>
      <text:p text:style-name="P1"><text:soft-page-break/>Il server rileva la combinazione di knock. La combinazione 1000, 2000, 3000 è quella utilizzata dal server per aprire la porta verso il client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">(II) 192.168.1.106 knock port 1000: 1-time =&gt; add to the open list</text:p>
            <text:p text:style-name="P5">(II) 192.168.1.106 knock port 2000: 2-time</text:p>
            <text:p text:style-name="P5">(II) 192.168.1.106 knock port 3000: 3-time =&gt; open port</text:p>
            <text:p text:style-name="P5">open 22 port for IP client 192.168.1.106</text:p>
          </table:table-cell>
        </table:table-row>
      </table:table>
      <text:p text:style-name="P1">La situazione delle regole di iptables diventa la seguent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$ sudo iptables -L INPUT</text:p>
            <text:p text:style-name="P5">Chain INPUT (policy ACCEPT)</text:p>
            <text:p text:style-name="P5">target <text:s text:c="4"/>prot opt source <text:s text:c="14"/>destination <text:s text:c="8"/></text:p>
            <text:p text:style-name="P5">DROP <text:s text:c="6"/>tcp <text:s/>-- <text:s/>anywhere <text:s text:c="12"/>default <text:s text:c="13"/>tcp dpt:ssh</text:p>
            <text:p text:style-name="P5">ACCEPT <text:s text:c="4"/>tcp <text:s/>-- <text:s/>four.local <text:s text:c="10"/>dhcppc4 <text:s text:c="13"/>tcp dpt:ssh</text:p>
          </table:table-cell>
        </table:table-row>
      </table:table>
      <text:p text:style-name="P1"/>
      <text:h text:style-name="Heading_20_3" text:outline-level="3">4 CHIUSURA DELLA PORTA</text:h>
      <text:p text:style-name="P1">Con il client mostrato in precedenza iviamo la combinazione di knock di chiusura della porta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">$ ./client 192.168.1.104 4000 5000 6000</text:p>
            <text:p text:style-name="P5">Knock knock 192.168.1.104 ...</text:p>
            <text:p text:style-name="P5">Knocking on: 4000</text:p>
            <text:p text:style-name="P5">Knocking on: 5000</text:p>
            <text:p text:style-name="P5">Knocking on: 6000</text:p>
            <text:p text:style-name="P5"/>
            <text:p text:style-name="P5">Knock sent!</text:p>
          </table:table-cell>
        </table:table-row>
      </table:table>
      <text:p text:style-name="P1">Il server rileva la combinazione di knock. La combinazione 4000, 5000, 6000 è quella utilizzata dal server per chiudere la porta verso il client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">(II) 192.168.1.106 knock port 4000: 1-time</text:p>
            <text:p text:style-name="P5">(II) 192.168.1.106 knock port 5000: 2-time</text:p>
            <text:p text:style-name="P5">(II) 192.168.1.106 knock port 6000: 3-time =&gt; close port</text:p>
            <text:p text:style-name="P5">close 22 port for IP 192.168.1.106 client</text:p>
          </table:table-cell>
        </table:table-row>
      </table:table>
      <text:p text:style-name="P1">La situazione delle regole di iptables diventa la seguente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$ sudo iptables -L INPUT</text:p>
            <text:p text:style-name="P6">Chain INPUT (policy ACCEPT)</text:p>
            <text:p text:style-name="P6">target <text:s text:c="4"/>prot opt source <text:s text:c="14"/>destination <text:s text:c="8"/></text:p>
            <text:p text:style-name="P6">DROP <text:s text:c="6"/>tcp <text:s/>-- <text:s/>anywhere <text:s text:c="12"/>default <text:s text:c="13"/>tcp dpt:ssh</text:p>
          </table:table-cell>
        </table:table-row>
      </table:table>
      <text:p text:style-name="P1">Come si può notare, la situazione finale elimina la regola di accettazione della connessione verso il client, così da rimanere la regolare di dr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4:48:10</meta:creation-date>
    <dc:date>2012-02-22T16:04:40</dc:date>
    <meta:editing-duration>PT16M34S</meta:editing-duration>
    <meta:editing-cycles>2</meta:editing-cycles>
    <meta:generator>LibreOffice/3.4$Linux LibreOffice_project/340m1$Build-502</meta:generator>
    <meta:document-statistic meta:table-count="10" meta:image-count="0" meta:object-count="0" meta:page-count="2" meta:paragraph-count="63" meta:word-count="497" meta:character-count="3417" meta:non-whitespace-character-count="2682"/>
  </office:meta>
</office:document-meta>
</file>